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d3ec1"/>
    </style:style>
    <style:style style:name="P2" style:family="paragraph" style:parent-style-name="Text_20_body">
      <style:text-properties officeooo:rsid="000c0c0e" officeooo:paragraph-rsid="000d3ec1"/>
    </style:style>
    <style:style style:name="P3" style:family="paragraph" style:parent-style-name="Text_20_body">
      <style:text-properties officeooo:rsid="000e3fe1" officeooo:paragraph-rsid="000e3fe1"/>
    </style:style>
    <style:style style:name="T1" style:family="text">
      <style:text-properties officeooo:rsid="000d3ec1"/>
    </style:style>
    <style:style style:name="T2" style:family="text">
      <style:text-properties officeooo:rsid="000c0c0e"/>
    </style: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 : <text:tab/><text:tab/></text:span><text:user-defined style:data-style-name="N0" text:name="Name">Sven Boden</text:user-defined></text:p>
      <text:p text:style-name="P1"><text:span text:style-name="T1">Creation date : <text:tab/></text:span><text:user-defined style:data-style-name="N36" text:name="Creation Date">20/03/2025</text:user-defined></text:p>
      <text:p text:style-name="P1"/>
      <text:p text:style-name="P3">Duplicate name :<text:span text:style-name="T1"><text:tab/></text:span><text:span text:style-name="T2"><text:user-defined style:data-style-name="N0" text:name="Name">Sven Boden</text:user-defined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5-03-20T21:21:28.540000000</dc:date>
    <meta:editing-cycles>6</meta:editing-cycles>
    <meta:editing-duration>PT6M59S</meta:editing-duration>
    <meta:document-statistic meta:table-count="0" meta:image-count="0" meta:object-count="0" meta:page-count="1" meta:paragraph-count="3" meta:word-count="13" meta:character-count="73" meta:non-whitespace-character-count="60"/>
    <meta:user-defined meta:name="Creation Date" meta:value-type="date">2025-03-20</meta:user-defined>
    <meta:user-defined meta:name="Info 4"/>
    <meta:user-defined meta:name="Name">Sven Boden</meta:user-defined>
  </office:meta>
</office:document-meta>
</file>